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5e36" officeooo:paragraph-rsid="001c5e36"/>
    </style:style>
    <style:style style:name="P2" style:family="paragraph" style:parent-style-name="Standard">
      <style:paragraph-properties fo:margin-top="0cm" fo:margin-bottom="0cm" style:contextual-spacing="false"/>
      <style:text-properties officeooo:rsid="001c5e36" officeooo:paragraph-rsid="001c5e36"/>
    </style:style>
    <style:style style:name="P3" style:family="paragraph" style:parent-style-name="Standard">
      <style:text-properties fo:font-weight="bold" officeooo:rsid="001c5e36" officeooo:paragraph-rsid="001c5e36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font-weight="bold" officeooo:rsid="001d3026" officeooo:paragraph-rsid="001d3026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officeooo:rsid="001f0eda" officeooo:paragraph-rsid="001f0eda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font-weight="bold" officeooo:rsid="00210880" officeooo:paragraph-rsid="00210880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fo:font-weight="bold" officeooo:rsid="00228f6d" officeooo:paragraph-rsid="00228f6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officeooo:rsid="001c78d0" officeooo:paragraph-rsid="001c78d0"/>
    </style:style>
    <style:style style:name="P9" style:family="paragraph" style:parent-style-name="Standard">
      <style:paragraph-properties fo:margin-top="0cm" fo:margin-bottom="0cm" style:contextual-spacing="false"/>
      <style:text-properties officeooo:rsid="001c78d0" officeooo:paragraph-rsid="001d3026"/>
    </style:style>
    <style:style style:name="P10" style:family="paragraph" style:parent-style-name="Standard">
      <style:paragraph-properties fo:margin-top="0cm" fo:margin-bottom="0cm" style:contextual-spacing="false"/>
      <style:text-properties officeooo:rsid="001d3026" officeooo:paragraph-rsid="001d3026"/>
    </style:style>
    <style:style style:name="P11" style:family="paragraph" style:parent-style-name="Standard">
      <style:paragraph-properties fo:margin-top="0cm" fo:margin-bottom="0cm" style:contextual-spacing="false"/>
      <style:text-properties officeooo:rsid="00210880" officeooo:paragraph-rsid="00210880"/>
    </style:style>
    <style:style style:name="P12" style:family="paragraph" style:parent-style-name="Standard">
      <style:text-properties fo:font-weight="normal" officeooo:rsid="00228f6d" officeooo:paragraph-rsid="00364645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font-weight="normal" officeooo:rsid="00228f6d" officeooo:paragraph-rsid="00364645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font-weight="normal" officeooo:rsid="002f2e26" officeooo:paragraph-rsid="002f2e26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officeooo:rsid="002487b7" officeooo:paragraph-rsid="002487b7"/>
    </style:style>
    <style:style style:name="P16" style:family="paragraph" style:parent-style-name="Standard">
      <style:paragraph-properties fo:margin-top="0cm" fo:margin-bottom="0cm" style:contextual-spacing="false"/>
      <style:text-properties officeooo:rsid="002487b7" officeooo:paragraph-rsid="0025af17"/>
    </style:style>
    <style:style style:name="P17" style:family="paragraph" style:parent-style-name="Standard">
      <style:paragraph-properties fo:margin-top="0cm" fo:margin-bottom="0cm" style:contextual-spacing="false"/>
      <style:text-properties officeooo:rsid="0025af17" officeooo:paragraph-rsid="0025af17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1c78d0"/>
    </style:style>
    <style:style style:name="P19" style:family="paragraph" style:parent-style-name="Standard">
      <style:paragraph-properties fo:margin-top="0cm" fo:margin-bottom="0cm" style:contextual-spacing="false"/>
      <style:text-properties fo:font-weight="bold" officeooo:rsid="0025af17" officeooo:paragraph-rsid="0025af17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fo:font-weight="bold" officeooo:rsid="001c78d0" officeooo:paragraph-rsid="0025af17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officeooo:rsid="001c78d0" officeooo:paragraph-rsid="0025af17"/>
    </style:style>
    <style:style style:name="P22" style:family="paragraph" style:parent-style-name="Standard">
      <style:paragraph-properties fo:margin-top="0cm" fo:margin-bottom="0cm" style:contextual-spacing="false"/>
      <style:text-properties officeooo:rsid="001d3026" officeooo:paragraph-rsid="0025af17"/>
    </style:style>
    <style:style style:name="P23" style:family="paragraph" style:parent-style-name="Standard">
      <style:paragraph-properties fo:margin-top="0cm" fo:margin-bottom="0cm" style:contextual-spacing="false"/>
      <style:text-properties officeooo:rsid="00210880" officeooo:paragraph-rsid="0025af17"/>
    </style:style>
    <style:style style:name="P24" style:family="paragraph" style:parent-style-name="Standard">
      <style:paragraph-properties fo:margin-top="0cm" fo:margin-bottom="0cm" style:contextual-spacing="false"/>
      <style:text-properties officeooo:rsid="00276240" officeooo:paragraph-rsid="00276240"/>
    </style:style>
    <style:style style:name="P25" style:family="paragraph" style:parent-style-name="Standard">
      <style:text-properties officeooo:paragraph-rsid="00276240"/>
    </style:style>
    <style:style style:name="P26" style:family="paragraph" style:parent-style-name="Standard">
      <style:paragraph-properties fo:margin-top="0cm" fo:margin-bottom="0cm" style:contextual-spacing="false"/>
      <style:text-properties officeooo:rsid="00286d09" officeooo:paragraph-rsid="00286d09"/>
    </style:style>
    <style:style style:name="P27" style:family="paragraph" style:parent-style-name="Standard" style:list-style-name="L2">
      <style:paragraph-properties fo:margin-top="0cm" fo:margin-bottom="0cm" style:contextual-spacing="false"/>
      <style:text-properties officeooo:rsid="00286d09" officeooo:paragraph-rsid="00286d09"/>
    </style:style>
    <style:style style:name="P28" style:family="paragraph" style:parent-style-name="Standard">
      <style:paragraph-properties fo:margin-top="0cm" fo:margin-bottom="0cm" style:contextual-spacing="false"/>
      <style:text-properties officeooo:rsid="00286d09" officeooo:paragraph-rsid="003c1e20"/>
    </style:style>
    <style:style style:name="P29" style:family="paragraph" style:parent-style-name="Standard">
      <style:paragraph-properties fo:margin-top="0cm" fo:margin-bottom="0cm" style:contextual-spacing="false"/>
      <style:text-properties officeooo:rsid="0029d8d4" officeooo:paragraph-rsid="0029d8d4"/>
    </style:style>
    <style:style style:name="P30" style:family="paragraph" style:parent-style-name="Standard" style:list-style-name="L3">
      <style:paragraph-properties fo:margin-top="0cm" fo:margin-bottom="0cm" style:contextual-spacing="false"/>
      <style:text-properties officeooo:rsid="0029d8d4" officeooo:paragraph-rsid="0029d8d4"/>
    </style:style>
    <style:style style:name="P31" style:family="paragraph" style:parent-style-name="Standard">
      <style:paragraph-properties fo:margin-top="0cm" fo:margin-bottom="0cm" style:contextual-spacing="false"/>
      <style:text-properties fo:color="#c9211e" loext:opacity="100%" officeooo:rsid="002b4cf9" officeooo:paragraph-rsid="002d3b03"/>
    </style:style>
    <style:style style:name="P32" style:family="paragraph" style:parent-style-name="Standard">
      <style:paragraph-properties fo:margin-top="0cm" fo:margin-bottom="0cm" style:contextual-spacing="false"/>
      <style:text-properties fo:color="#c9211e" loext:opacity="100%" officeooo:rsid="002f2e26" officeooo:paragraph-rsid="002b4cf9"/>
    </style:style>
    <style:style style:name="P33" style:family="paragraph" style:parent-style-name="Standard">
      <style:paragraph-properties fo:margin-top="0cm" fo:margin-bottom="0cm" style:contextual-spacing="false"/>
      <style:text-properties officeooo:rsid="002f2e26" officeooo:paragraph-rsid="002f2e26"/>
    </style:style>
    <style:style style:name="P34" style:family="paragraph" style:parent-style-name="Standard">
      <style:paragraph-properties fo:margin-top="0cm" fo:margin-bottom="0cm" style:contextual-spacing="false"/>
      <style:text-properties officeooo:rsid="002f2e26" officeooo:paragraph-rsid="002f5d14"/>
    </style:style>
    <style:style style:name="P35" style:family="paragraph" style:parent-style-name="Standard">
      <style:paragraph-properties fo:margin-top="0cm" fo:margin-bottom="0cm" style:contextual-spacing="false"/>
      <style:text-properties officeooo:rsid="002f5d14" officeooo:paragraph-rsid="002f5d14"/>
    </style:style>
    <style:style style:name="P36" style:family="paragraph" style:parent-style-name="Standard">
      <style:paragraph-properties fo:margin-top="0cm" fo:margin-bottom="0cm" style:contextual-spacing="false"/>
      <style:text-properties style:use-window-font-color="true" loext:opacity="0%" officeooo:rsid="002f2e26" officeooo:paragraph-rsid="002f5d14"/>
    </style:style>
    <style:style style:name="P37" style:family="paragraph" style:parent-style-name="Standard">
      <style:paragraph-properties fo:margin-top="0cm" fo:margin-bottom="0cm" style:contextual-spacing="false"/>
      <style:text-properties style:use-window-font-color="true" loext:opacity="0%" officeooo:rsid="002b4cf9" officeooo:paragraph-rsid="002b4cf9"/>
    </style:style>
    <style:style style:name="P38" style:family="paragraph" style:parent-style-name="Standard">
      <style:paragraph-properties fo:margin-top="0cm" fo:margin-bottom="0cm" style:contextual-spacing="false"/>
      <style:text-properties style:use-window-font-color="true" loext:opacity="0%" officeooo:rsid="002b4cf9" officeooo:paragraph-rsid="002d3b03"/>
    </style:style>
    <style:style style:name="P39" style:family="paragraph" style:parent-style-name="Standard">
      <style:paragraph-properties fo:margin-top="0cm" fo:margin-bottom="0cm" style:contextual-spacing="false"/>
      <style:text-properties style:use-window-font-color="true" loext:opacity="0%" officeooo:paragraph-rsid="002b4cf9"/>
    </style:style>
    <style:style style:name="P40" style:family="paragraph" style:parent-style-name="Standard" style:list-style-name="L4">
      <style:paragraph-properties fo:margin-top="0cm" fo:margin-bottom="0cm" style:contextual-spacing="false"/>
      <style:text-properties officeooo:rsid="00307f54" officeooo:paragraph-rsid="00307f54"/>
    </style:style>
    <style:style style:name="P41" style:family="paragraph" style:parent-style-name="Standard">
      <style:paragraph-properties fo:margin-top="0cm" fo:margin-bottom="0cm" style:contextual-spacing="false"/>
      <style:text-properties officeooo:rsid="0031a031" officeooo:paragraph-rsid="0031a031"/>
    </style:style>
    <style:style style:name="P42" style:family="paragraph" style:parent-style-name="Standard" style:list-style-name="L2">
      <style:paragraph-properties fo:margin-top="0cm" fo:margin-bottom="0cm" style:contextual-spacing="false"/>
      <style:text-properties officeooo:rsid="0031a031" officeooo:paragraph-rsid="0031a031"/>
    </style:style>
    <style:style style:name="P43" style:family="paragraph" style:parent-style-name="Standard">
      <style:paragraph-properties fo:margin-top="0cm" fo:margin-bottom="0cm" style:contextual-spacing="false"/>
      <style:text-properties officeooo:paragraph-rsid="0031a031"/>
    </style:style>
    <style:style style:name="P44" style:family="paragraph" style:parent-style-name="Standard">
      <style:paragraph-properties fo:margin-top="0cm" fo:margin-bottom="0cm" style:contextual-spacing="false"/>
      <style:text-properties officeooo:rsid="0032ef65" officeooo:paragraph-rsid="0032ef65"/>
    </style:style>
    <style:style style:name="P45" style:family="paragraph" style:parent-style-name="Standard">
      <style:paragraph-properties fo:margin-top="0cm" fo:margin-bottom="0cm" style:contextual-spacing="false"/>
      <style:text-properties officeooo:rsid="0032ef65" officeooo:paragraph-rsid="002f5d14"/>
    </style:style>
    <style:style style:name="P46" style:family="paragraph" style:parent-style-name="Standard">
      <style:paragraph-properties fo:margin-top="0cm" fo:margin-bottom="0cm" style:contextual-spacing="false"/>
      <style:text-properties officeooo:rsid="0032ef65" officeooo:paragraph-rsid="00391fd4"/>
    </style:style>
    <style:style style:name="P47" style:family="paragraph" style:parent-style-name="Standard">
      <style:paragraph-properties fo:margin-top="0cm" fo:margin-bottom="0cm" style:contextual-spacing="false"/>
      <style:text-properties officeooo:rsid="0032ef65" officeooo:paragraph-rsid="003a6410"/>
    </style:style>
    <style:style style:name="P48" style:family="paragraph" style:parent-style-name="Standard">
      <style:paragraph-properties fo:margin-top="0cm" fo:margin-bottom="0cm" style:contextual-spacing="false"/>
      <style:text-properties officeooo:rsid="0032ef65" officeooo:paragraph-rsid="00307f54"/>
    </style:style>
    <style:style style:name="P49" style:family="paragraph" style:parent-style-name="Standard">
      <style:paragraph-properties fo:margin-top="0cm" fo:margin-bottom="0cm" style:contextual-spacing="false"/>
      <style:text-properties officeooo:rsid="0032ef65" officeooo:paragraph-rsid="003da6df"/>
    </style:style>
    <style:style style:name="P50" style:family="paragraph" style:parent-style-name="Standard">
      <style:paragraph-properties fo:margin-top="0cm" fo:margin-bottom="0cm" style:contextual-spacing="false"/>
      <style:text-properties officeooo:paragraph-rsid="00307f54"/>
    </style:style>
    <style:style style:name="P51" style:family="paragraph" style:parent-style-name="Standard">
      <style:paragraph-properties fo:margin-top="0cm" fo:margin-bottom="0cm" style:contextual-spacing="false"/>
      <style:text-properties officeooo:rsid="0033051b" officeooo:paragraph-rsid="0033051b"/>
    </style:style>
    <style:style style:name="P52" style:family="paragraph" style:parent-style-name="Standard">
      <style:paragraph-properties fo:margin-top="0cm" fo:margin-bottom="0cm" style:contextual-spacing="false"/>
      <style:text-properties officeooo:rsid="0033051b" officeooo:paragraph-rsid="00364645"/>
    </style:style>
    <style:style style:name="P53" style:family="paragraph" style:parent-style-name="Standard">
      <style:paragraph-properties fo:margin-top="0cm" fo:margin-bottom="0cm" style:contextual-spacing="false"/>
      <style:text-properties officeooo:rsid="0033d111" officeooo:paragraph-rsid="0033d111"/>
    </style:style>
    <style:style style:name="P54" style:family="paragraph" style:parent-style-name="Standard">
      <style:paragraph-properties fo:margin-top="0cm" fo:margin-bottom="0cm" style:contextual-spacing="false"/>
      <style:text-properties officeooo:rsid="00352c84" officeooo:paragraph-rsid="00352c84"/>
    </style:style>
    <style:style style:name="P55" style:family="paragraph" style:parent-style-name="Standard">
      <style:paragraph-properties fo:margin-top="0cm" fo:margin-bottom="0cm" style:contextual-spacing="false"/>
      <style:text-properties officeooo:rsid="00364645" officeooo:paragraph-rsid="00364645"/>
    </style:style>
    <style:style style:name="P56" style:family="paragraph" style:parent-style-name="Standard">
      <style:text-properties officeooo:rsid="00364645" officeooo:paragraph-rsid="00364645"/>
    </style:style>
    <style:style style:name="P57" style:family="paragraph" style:parent-style-name="Standard">
      <style:paragraph-properties fo:margin-top="0cm" fo:margin-bottom="0cm" style:contextual-spacing="false"/>
      <style:text-properties officeooo:rsid="00376ff8" officeooo:paragraph-rsid="00376ff8"/>
    </style:style>
    <style:style style:name="P58" style:family="paragraph" style:parent-style-name="Standard">
      <style:text-properties officeooo:rsid="00391fd4" officeooo:paragraph-rsid="00391fd4"/>
    </style:style>
    <style:style style:name="P59" style:family="paragraph" style:parent-style-name="Standard">
      <style:text-properties officeooo:rsid="001c5e36" officeooo:paragraph-rsid="001c5e36"/>
    </style:style>
    <style:style style:name="P60" style:family="paragraph" style:parent-style-name="Standard">
      <style:paragraph-properties fo:margin-top="0cm" fo:margin-bottom="0cm" style:contextual-spacing="false"/>
      <style:text-properties officeooo:rsid="001c5e36" officeooo:paragraph-rsid="003da6df"/>
    </style:style>
    <style:style style:name="P61" style:family="paragraph" style:parent-style-name="Standard">
      <style:paragraph-properties fo:margin-top="0cm" fo:margin-bottom="0cm" style:contextual-spacing="false"/>
      <style:text-properties officeooo:rsid="003da6df" officeooo:paragraph-rsid="003da6df"/>
    </style:style>
    <style:style style:name="P62" style:family="paragraph" style:parent-style-name="Standard">
      <style:paragraph-properties fo:margin-top="0cm" fo:margin-bottom="0cm" style:contextual-spacing="false"/>
      <style:text-properties officeooo:rsid="003f277c" officeooo:paragraph-rsid="003f277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7b7" style:font-weight-asian="bold" style:font-weight-complex="bold"/>
    </style:style>
    <style:style style:name="T4" style:family="text">
      <style:text-properties fo:font-weight="bold" officeooo:rsid="0029d8d4" style:font-weight-asian="bold" style:font-weight-complex="bold"/>
    </style:style>
    <style:style style:name="T5" style:family="text">
      <style:text-properties fo:font-weight="bold" officeooo:rsid="00307f54" style:font-weight-asian="bold" style:font-weight-complex="bold"/>
    </style:style>
    <style:style style:name="T6" style:family="text">
      <style:text-properties fo:font-weight="bold" officeooo:rsid="00228f6d" style:font-weight-asian="bold" style:font-weight-complex="bold"/>
    </style:style>
    <style:style style:name="T7" style:family="text">
      <style:text-properties fo:font-weight="bold" officeooo:rsid="00364645" style:font-weight-asian="bold" style:font-weight-complex="bold"/>
    </style:style>
    <style:style style:name="T8" style:family="text">
      <style:text-properties officeooo:rsid="001c78d0"/>
    </style:style>
    <style:style style:name="T9" style:family="text">
      <style:text-properties officeooo:rsid="001d302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3026" style:font-weight-asian="normal" style:font-weight-complex="normal"/>
    </style:style>
    <style:style style:name="T12" style:family="text">
      <style:text-properties fo:font-weight="normal" officeooo:rsid="0025af17" style:font-weight-asian="normal" style:font-weight-complex="normal"/>
    </style:style>
    <style:style style:name="T13" style:family="text">
      <style:text-properties fo:font-weight="normal" officeooo:rsid="00352c84" style:font-weight-asian="normal" style:font-weight-complex="normal"/>
    </style:style>
    <style:style style:name="T14" style:family="text">
      <style:text-properties fo:font-weight="normal" officeooo:rsid="00228f6d" style:font-weight-asian="normal" style:font-weight-complex="normal"/>
    </style:style>
    <style:style style:name="T15" style:family="text">
      <style:text-properties fo:font-weight="normal" officeooo:rsid="002487b7" style:font-weight-asian="normal" style:font-weight-complex="normal"/>
    </style:style>
    <style:style style:name="T16" style:family="text">
      <style:text-properties fo:font-weight="normal" officeooo:rsid="003da6df" style:font-weight-asian="normal" style:font-weight-complex="normal"/>
    </style:style>
    <style:style style:name="T17" style:family="text">
      <style:text-properties officeooo:rsid="002487b7"/>
    </style:style>
    <style:style style:name="T18" style:family="text">
      <style:text-properties officeooo:rsid="00276240"/>
    </style:style>
    <style:style style:name="T19" style:family="text">
      <style:text-properties officeooo:rsid="0029d8d4"/>
    </style:style>
    <style:style style:name="T20" style:family="text">
      <style:text-properties officeooo:rsid="002b4cf9"/>
    </style:style>
    <style:style style:name="T21" style:family="text">
      <style:text-properties officeooo:rsid="002d3b03"/>
    </style:style>
    <style:style style:name="T22" style:family="text">
      <style:text-properties officeooo:rsid="002d55fd"/>
    </style:style>
    <style:style style:name="T23" style:family="text">
      <style:text-properties style:use-window-font-color="true" loext:opacity="0%"/>
    </style:style>
    <style:style style:name="T24" style:family="text">
      <style:text-properties officeooo:rsid="00307f54"/>
    </style:style>
    <style:style style:name="T25" style:family="text">
      <style:text-properties officeooo:rsid="0031a031"/>
    </style:style>
    <style:style style:name="T26" style:family="text">
      <style:text-properties officeooo:rsid="0032ef65"/>
    </style:style>
    <style:style style:name="T27" style:family="text">
      <style:text-properties officeooo:rsid="0033d111"/>
    </style:style>
    <style:style style:name="T28" style:family="text">
      <style:text-properties officeooo:rsid="00364645"/>
    </style:style>
    <style:style style:name="T29" style:family="text">
      <style:text-properties officeooo:rsid="00391fd4"/>
    </style:style>
    <style:style style:name="T30" style:family="text">
      <style:text-properties officeooo:rsid="003a6410"/>
    </style:style>
    <style:style style:name="T31" style:family="text">
      <style:text-properties officeooo:rsid="003c1e20"/>
    </style:style>
    <style:style style:name="T32" style:family="text">
      <style:text-properties officeooo:rsid="003d63cf"/>
    </style:style>
    <style:style style:name="T33" style:family="text">
      <style:text-properties officeooo:rsid="003da6d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8">СЛАЙД 1</text:span></text:p>
      <text:p text:style-name="P3">картинка vegas</text:p>
      <text:p text:style-name="P1">У нас было 2 года опыта на всех участников команды вместе взятых, 75 сообщений в чате к моменту старта первого спринта, 5 вариантов того кто как и что будет делать, <text:span text:style-name="T1">полсолонки соли</text:span> и бесконечное количество энтузиазма всех сортов и расцветок, а также ts, scss, webpack, ES6 с его классами и платный аккаунт git. Не то чтобы это был необходимый запас для финального таска, но раз уж начали, сложно остановиться…</text:p>
      <text:p text:style-name="P1"/>
      <text:p text:style-name="P2">В итоге вышло <text:span text:style-name="T8">приложение из шести страниц, на красивом макете, который, видимо, ждал своего часа в папочке «избранное».</text:span></text:p>
      <text:p text:style-name="P2"/>
      <text:p text:style-name="P4">Показать сайт</text:p>
      <text:p text:style-name="P9"><text:span text:style-name="T2">Главная</text:span> — </text:p>
      <text:p text:style-name="P9">функционала не много. </text:p>
      <text:p text:style-name="P8"><text:span text:style-name="T2">Динамическая отрисовка демо-каталога</text:span> </text:p>
      <text:p text:style-name="P8">(генерирую рандомом 8 случайных цифр от нуля до количества продуктов, кладу в <text:span text:style-name="T2">Set</text:span> чтобы не повторялись, потом показываю на товары с этими индексами из массива. При обновлении страницы выборка меняется). </text:p>
      <text:p text:style-name="P8"/>
      <text:p text:style-name="P10"><text:span text:style-name="T2">About</text:span> — </text:p>
      <text:p text:style-name="P10">тоже совсем простая, больше сочинительства чем кодинга. Вот, собственно, мы. Команда, как видно, интернациональная. Повезло, что большую часть работы были хотя бы в доном часовом поясе.</text:p>
      <text:p text:style-name="P10"/>
      <text:p text:style-name="P22"><text:span text:style-name="T2">Каталог</text:span> — <text:s/></text:p>
      <text:p text:style-name="P22">вот тут начинается веселье, потому что наконец-то всякие штуки про интерактивность. </text:p>
      <text:p text:style-name="P4">Динамический поиск</text:p>
      <text:p text:style-name="P4">Фильтрация <text:span text:style-name="T10">(вот у нас скидка на ягоды на главной разрекламирована, давайте посмотрим, что есть)</text:span></text:p>
      <text:p text:style-name="P4">Фильтрация цены<text:span text:style-name="T10"> тоже в динамике (до 10 евро найдем).</text:span></text:p>
      <text:p text:style-name="P5">Сортировка <text:span text:style-name="T10">(оп, перепутали стрелочку и никто не заметил, давайте сделаем вид, что мы тоже)</text:span></text:p>
      <text:p text:style-name="P5">Пагинация</text:p>
      <text:p text:style-name="P6">Добавление в корзину </text:p>
      <text:p text:style-name="P6">Дизейблинг кнопочки</text:p>
      <text:p text:style-name="P8"/>
      <text:p text:style-name="P23"><text:span text:style-name="T2">Item</text:span> — </text:p>
      <text:p text:style-name="P23">долго думали как правильно, выносить ли как самостоятельный отдельный блок или сделать как часть страницы каталога. В итоге поняли, что каталог разрастается слишком сильно, вынесли вью отдельно, но методы оставили в каталоге, так как айтем все-таки его часть. </text:p>
      <text:p text:style-name="P11"/>
      <text:p text:style-name="P7">Добавление в корзину</text:p>
      <text:p text:style-name="P7">Удаление из корзины <text:span text:style-name="T10">(сейчас перерисовывается весь компонент, но переделывать было некогда. В конце процесса понимаю, что надо все-таки делать айтем совсем самостоятельным и перерисовывать только кнопочку.</text:span></text:p>
      <text:p text:style-name="P7"/>
      <text:p text:style-name="P15"><text:span text:style-name="T2">Количество</text:span> <text:s/><text:span text:style-name="T2">товара</text:span> считается функцией добавления в корзину. <text:span text:style-name="T2">Свайпер</text:span> делает слайдер за нас. Модалку пришлось нарисовать руками (в свайпере не нашла), но слайдер из нее он тоже делает сам.</text:p>
      <text:p text:style-name="P15"/>
      <text:p text:style-name="P15">Тут, кстати, был не очевидный момент с загрузкой пагинации и стрелок. К вопросу о трудностях и как решали — гуглили) <text:span text:style-name="T2">Стаковерфоу и индийские парни в ютубе</text:span>)</text:p>
      <text:p text:style-name="P15"><text:soft-page-break/></text:p>
      <text:p text:style-name="P16"><text:span text:style-name="T2">Логин и сайнап </text:span>— </text:p>
      <text:p text:style-name="P16">вообще хотели делать одной страницей (если не зареган, какой логин?) но тут про работу в команде, в том числе с соседями — подумали, что ревьюеру1 это может быть не очевидно, раз в тз «страницы» и сделали две разные с перессылками в зависимости от состояния.</text:p>
      <text:p text:style-name="P15"/>
      <text:p text:style-name="P17">Сайнап — коммерстулзовское создание кастомера. Можно копировать один адрес в другой чтобы не заполнять два раза. </text:p>
      <text:p text:style-name="P15"/>
      <text:p text:style-name="P19">Дополнительные фичи</text:p>
      <text:p text:style-name="P22"><text:span text:style-name="T2">Счетчик количества товаров в корзине</text:span>. Решили реализовать потому что красиво.</text:p>
      <text:p text:style-name="P21"/>
      <text:p text:style-name="P20">*<text:span text:style-name="T9">Звездочки </text:span><text:span text:style-name="T11">должны </text:span><text:span text:style-name="T12">по задумке</text:span><text:span text:style-name="T11"> показывать рейтинг продукта у пользователей, но это останется на дальнейшую работу с пет-проектом.</text:span></text:p>
      <text:p text:style-name="P20"><text:span text:style-name="T11"/></text:p>
      <text:p text:style-name="P19"><text:span text:style-name="T9">П</text:span>ромокод<text:span text:style-name="T10"> после использования </text:span>отвязывается от корзины<text:span text:style-name="T10">. Еще надо сделать его одноразовым, <text:s/>потому что пока пользователь может ввести его и второй раз. Но это не страшно, если наценка все равно больше этой скидки))</text:span></text:p>
      <text:p text:style-name="P18"/>
      <text:p text:style-name="P18"/>
      <text:p text:style-name="P18"/>
      <text:p text:style-name="P24">ВОЗВРАЩАЕМСЯ В СЛАЙДЫ</text:p>
      <text:p text:style-name="P26">СЛАЙД 2 — <text:span text:style-name="T31">сложности </text:span>способы общения и координации.</text:p>
      <text:p text:style-name="P26"><text:s/></text:p>
      <text:p text:style-name="P26">Командная работа была одной из непрописанных в тз задач, требующих решения. Над этим мы работали и экспериментировали, в общем, все время подготовки таска. </text:p>
      <text:p text:style-name="P26"><text:span text:style-name="T2">Сложности</text:span>:</text:p>
      <text:list xml:id="list3408831683" text:style-name="L2">
        <text:list-item>
          <text:p text:style-name="P27">Мы все взрослые со своей занятостью.</text:p>
        </text:list-item>
        <text:list-item>
          <text:p text:style-name="P27">Мы все свитчеры-начинашки и не обладаем экспертностью в этой сфере. </text:p>
        </text:list-item>
      </text:list>
      <text:p text:style-name="P26"/>
      <text:p text:style-name="P26">(То есть в прошлой своей жизни, где я крутой специалист, я уверена в своих решениях, могу обосновывать с примерами в красках и иногда говорить стажерам «просто поверь мне». Тут я <text:span text:style-name="T2">сомневаюсь сама</text:span> в своих решениях, я <text:span text:style-name="T2">не обладаю авторитетом</text:span> <text:span text:style-name="T19">чтобы мне просто верили</text:span>, <text:span text:style-name="T2">врем</text:span><text:span text:style-name="T4">ени</text:span> все еще ни на что <text:span text:style-name="T2">не хватает</text:span>, не хочется тратить его на споры.</text:p>
      <text:p text:style-name="P26"/>
      <text:list xml:id="list175024486386423" text:continue-numbering="true" text:style-name="L2">
        <text:list-item>
          <text:p text:style-name="P42">Свобода выбора ))</text:p>
        </text:list-item>
      </text:list>
      <text:p text:style-name="P41"/>
      <text:p text:style-name="P41">Например, на первом спринте стоило бы изначально договориться и решить, в каком стиле мы будем писать - на классах или иначе и тому подобное. Переписывали. Благо не много.</text:p>
      <text:p text:style-name="P41"/>
      <text:p text:style-name="P28">СЛАЙД <text:span text:style-name="T31">3</text:span> — координаци<text:span text:style-name="T31">я</text:span>.</text:p>
      <text:list xml:id="list976618109" text:style-name="L3">
        <text:list-item>
          <text:p text:style-name="P30">Жира <text:span text:style-name="T22">(Назначение задач. Не назначали ответственного, кто свободен на старте, тот расписывал. В первый спринт почти не детализировали. Во второй решили буквально делать задача = пункт тз. В третьем пришли к тому, что это тоже довольно общо и некоторые задачи разбивали на «подзадачи» - пока ты делаешь разметку, я напишу методы, потом склеим)</text:span></text:p>
        </text:list-item>
        <text:list-item>
          <text:p text:style-name="P30">Дискорд <text:span text:style-name="T22">(основной канал общения)</text:span></text:p>
        </text:list-item>
        <text:list-item>
          <text:p text:style-name="P30">Созвоны <text:span text:style-name="T22">(в начале пару раз в неделю — на старте спринта и за несколько дней до финиша), потом раз в неделю, когда надо пообсуждать и скоординироваться</text:span></text:p>
        </text:list-item>
      </text:list>
      <text:p text:style-name="P26"/>
      <text:p text:style-name="P26"/>
      <text:p text:style-name="P29">СЛАЙД 3 скрин спора)</text:p>
      <text:p text:style-name="P29"><text:soft-page-break/>Споры, однако случались, особенно в начале. Даже <text:span text:style-name="T2">ментор</text:span> пришел <text:span text:style-name="T2">на созвон</text:span>, видимо, на всякий случай)) Подсказал, кто в чем не прав, <text:span text:style-name="T2">мы достигли договоренностей</text:span> о дальнейшем пути. </text:p>
      <text:p text:style-name="P43"/>
      <text:p text:style-name="P39"/>
      <text:p text:style-name="P39"><text:span text:style-name="T20">СЛАЙД 4 </text:span><text:span text:style-name="T32">диаграмма по </text:span><text:span text:style-name="T20">jira</text:span></text:p>
      <text:p text:style-name="P37">RACI матрицу нарисовать у меня не получилось, потому что в команде из трех человек странно одного делать ответственным, другого исполнителем и тп. </text:p>
      <text:p text:style-name="P37">(это я нагуглила что такое RACI)</text:p>
      <text:p text:style-name="P37"/>
      <text:p text:style-name="P38"><text:span text:style-name="T21">Сделала по своим представлениях по бэклогу в жире</text:span></text:p>
      <text:p text:style-name="P38"><text:span text:style-name="T21">Ира — <text:s/></text:span><text:span text:style-name="T25">25</text:span></text:p>
      <text:p text:style-name="P38"><text:span text:style-name="T21">Дима — </text:span><text:span text:style-name="T25">19</text:span><text:span text:style-name="T21"> </text:span></text:p>
      <text:p text:style-name="P38"><text:span text:style-name="T21">Наташа — </text:span><text:span text:style-name="T25">16</text:span></text:p>
      <text:p text:style-name="P38"/>
      <text:p text:style-name="P38"><text:span text:style-name="T21">Всего </text:span><text:s/><text:span text:style-name="T25">60 задач</text:span></text:p>
      <text:p text:style-name="P31"/>
      <text:p text:style-name="P34"><text:span text:style-name="T2">Вклад каждого</text:span> изменить я, наверное, не смогу — у нас не было лида, менеджера или кто там может «сверху» на все смотреть. </text:p>
      <text:p text:style-name="P36">Плюс это всегда <text:span text:style-name="T2">сложноизмеряемо</text:span>.</text:p>
      <text:p text:style-name="P32"/>
      <text:p text:style-name="P14">СЛАЙД 5 облако тегов (задачи)</text:p>
      <text:p text:style-name="P33"/>
      <text:p text:style-name="P33"><text:span text:style-name="T25">ex: </text:span>Делает Дима <text:span text:style-name="T2">роутинг</text:span>. Говорит, «ребят, мне неловко даже, несколько дней сидел, а там 12 строчек кода», Но мы понимаем же, что, несколько дней — это не про написание 12 строчек, а про формирование понимания как и что в этих строчках вообще писать. Так как никто из нас этого ни разу не видел — процесс «разобраться» долгий. Ира первая разбиралась в <text:span text:style-name="T2">коммерстулз</text:span> — потом на созвоне проводила нам мастер-класс, чтобы нам было понятней куда смотреть вообще.</text:p>
      <text:p text:style-name="P33">Я несколько дней сидела с <text:span text:style-name="T2">санрайз-датой</text:span>. И все равно что-то ребятам поом пришлось добавлять руками к товарам, потому что для скидок, кажется, надо было каждому товару таксы установить, а в момент формирования базы это было не очевидно.</text:p>
      <text:p text:style-name="P44">Задачи мы не оценивали на сложность, писали просто списком, поэтому понятно: что-то на вечер, что-то на три дня...</text:p>
      <text:p text:style-name="P33"/>
      <text:p text:style-name="P41">СЛАЙД 6 <text:span text:style-name="T26">скрин детектив</text:span></text:p>
      <text:p text:style-name="P47"/>
      <text:p text:style-name="P33">Что кажется лично мне очень классным —<text:span text:style-name="T2"> готовность «перехватить» </text:span>часть работы. Это у нас было всегда. Беру на себя задачу, планирую сделать ее в четверг, в среду выясняется, что <text:s/>надо ехать в таможню разбираться. Ок, говорит кто-то из ребят, пока ты ездишь, чтоб время не терять, реализую вот эту часть, ок? </text:p>
      <text:p text:style-name="P46"><text:span text:style-name="T2">Кто-то словил баг и не может решить </text:span>— пишем в чат, команда подключается. </text:p>
      <text:p text:style-name="P46"><text:span text:style-name="T29"><text:s/></text:span></text:p>
      <text:p text:style-name="P47"><text:span text:style-name="T29">СЛАЙД <text:s/></text:span><text:span text:style-name="T25">6.</text:span><text:span text:style-name="T30">1</text:span><text:span text:style-name="T25"> <text:s/></text:span><text:span text:style-name="T29">test</text:span></text:p>
      <text:p text:style-name="P46">Вот вчера на троих <text:span text:style-name="T29">распасовали</text:span>: день дедлайна, Дима находит баг, я подключилась, локализовала во встроенных функциях, у меня отключают свет, в это время Ира освободилась, подключилась, нашла как пофиксить.</text:p>
      <text:p text:style-name="P35">Плюс, задачи в жире набивались сразу на старте, либо «кто увидел пробел — тот добавил задачу в «<text:span text:style-name="T2">живом режиме</text:span>» - поэтому вариантов «нечего делать» не предполагалось</text:p>
      <text:p text:style-name="P35"/>
      <text:p text:style-name="P35">Пару раз таки-было, что два человека делают одно и то же — выяснялось обычно быстро в процессе обсуждения в чате — <text:span text:style-name="T26">договаривались.</text:span></text:p>
      <text:p text:style-name="P45"><text:soft-page-break/></text:p>
      <text:p text:style-name="P44">ТЕХНИЧЕСКАЯ ЧАСТЬ</text:p>
      <text:p text:style-name="P44">СЛАЙД <text:span text:style-name="T33">7</text:span> Ридми<text:span text:style-name="T33">1</text:span></text:p>
      <text:p text:style-name="P44">Библиотеки по задачам из описания тасков. Я открыла для себя <text:span text:style-name="T2">свайпер</text:span>. Вообще люблю изобретать велосипеды и писать руками, но тут прекрасный же функционал, если надо быстро. </text:p>
      <text:p text:style-name="P44"/>
      <text:p text:style-name="P61">СЛАЙД 7.1 <text:span text:style-name="T26">Ридми</text:span>2</text:p>
      <text:p text:style-name="P51">Не понравилась <text:span text:style-name="T2">санрайз-дата </text:span>— или я не очень умная, но синтаксис не очевидный, связанностей очень много, то есть для реального магазина оно, конечно, классно-полезно, но когда ты понимаешь, что у тебя 25 товаров в каталоге, а колупаешься там третий день — это больно.</text:p>
      <text:p text:style-name="P51">Но непросто было разобраться и с<text:span text:style-name="T2"> api clients</text:span>, <text:span text:style-name="T2">авторизацией</text:span>/<text:span text:style-name="T2">токенами</text:span>. В общем, что легко, когда ты это впервые видишь? Но вот Ира у нас отметила, что ей вообще понравилось работать с запросами к корзине, к адресам и пользователю через API. </text:p>
      <text:p text:style-name="P51"/>
      <text:p text:style-name="P51"><text:span text:style-name="T24">СЛАЙД </text:span><text:span text:style-name="T33">8</text:span><text:span text:style-name="T26"> </text:span><text:span text:style-name="T27">j</text:span>s</text:p>
      <text:p text:style-name="P51">Мне было сложно из-за необходимости <text:span text:style-name="T2">ts</text:span> и некоторых правил <text:span text:style-name="T2">линтера</text:span>: в некоторых задачах я тратила не так много времени на задачу, собственно, как на работу с типами данных (особенно в части, как раз, данных корзины, промо-кода, пользователя — которые прописаны до нас)</text:p>
      <text:p text:style-name="P51"/>
      <text:p text:style-name="P50"><text:span text:style-name="T24">СЛАЙД </text:span><text:span text:style-name="T33">9</text:span><text:span text:style-name="T27"> </text:span><text:span text:style-name="T24">коммиты </text:span><text:span text:style-name="T27">+ мем</text:span></text:p>
      <text:list xml:id="list2994328112" text:style-name="L4">
        <text:list-item>
          <text:p text:style-name="P40">ветки</text:p>
        </text:list-item>
        <text:list-item>
          <text:p text:style-name="P40">коммиты</text:p>
          <text:p text:style-name="P40"/>
        </text:list-item>
      </text:list>
      <text:p text:style-name="P50"><text:span text:style-name="T5">280 коммитов в ветке develop</text:span><text:span text:style-name="T24">. </text:span><text:span text:style-name="T5">Веток 30</text:span><text:span text:style-name="T24">, </text:span><text:span text:style-name="T25">но это не совсем актуально, потому что я свои, например, удаляла после слияния. Вообще на каждую задачу — отдельная ветка.</text:span></text:p>
      <text:p text:style-name="P53">Коммиты и строчки не разбивала по участникам — как мы в чате выяснили, победи тот, кому достался p<text:span text:style-name="T2">ackage-lock.json</text:span><text:span text:style-name="T13">.</text:span></text:p>
      <text:p text:style-name="P53"><text:span text:style-name="T13"/></text:p>
      <text:p text:style-name="P62"><text:span text:style-name="T13">С</text:span><text:span text:style-name="T10">ЛАЙД 9.1 коммиты скрин</text:span></text:p>
      <text:p text:style-name="P54"><text:span text:style-name="T10">Коммиты, как видно на слайде, старались писать по коммит-конвеншнл. </text:span></text:p>
      <text:p text:style-name="P54"><text:span text:style-name="T10">Пыталась вывести корреляцию коммитили ли мы больше в дни перед дедлайном, не смогла. Если и да — не сильно, не очевидно. </text:span></text:p>
      <text:p text:style-name="P54"><text:span text:style-name="T10"/></text:p>
      <text:p text:style-name="P55"><text:span text:style-name="T10">СЛАЙД </text:span><text:span text:style-name="T16">9.1</text:span><text:span text:style-name="T10"> Дедлайн</text:span></text:p>
      <text:p text:style-name="P48"/>
      <text:p text:style-name="P53">СЛАЙД 1<text:span text:style-name="T33">0 </text:span>ПР</text:p>
      <text:p text:style-name="P54"><text:span text:style-name="T28">На месте ссылок</text:span> были скриншоты, где изменения видны ви<text:span text:style-name="T28">з</text:span>уально, но они не сохранились в слитых ПР-ах. К<text:span text:style-name="T26">онечно, находили друг у друга какие-то спорные моменты, обсуждали. Это тоже был момент притирки — в первых спринтах если были вопросы к пр — его не оппрувили пока вопрос не прояснится. В итоге копилось много изменений по ходу работы над другими задачами, конфликты слияния и т. п. Решили, что разумно аппрувить. Оставляя комментарий. А коллеги взросло и ответственно будут брать на себя обязательства по решению возникшего вопросы, несмотря на то, что ветка слита)</text:span></text:p>
      <text:p text:style-name="P54"/>
      <text:p text:style-name="P49">СЛАЙД <text:span text:style-name="T33">10</text:span> <text:span text:style-name="T25">кот ревью.</text:span></text:p>
      <text:p text:style-name="P49">Были классные моменты с код-ревью. Я местами на чужих задачах отмечала «ух ты, я бы другим путем пошла» - интересно.</text:p>
      <text:p text:style-name="P60"/>
      <text:p text:style-name="P56">СЛАЙД 12 финал</text:p>
      <text:p text:style-name="P56"><text:soft-page-break/>В итоге безусловно есть к чему придраться.</text:p>
      <text:p text:style-name="P56">Например, <text:span text:style-name="T3">Проблему с повторяемостью кода знаем</text:span><text:span text:style-name="T15">, видим</text:span><text:span text:style-name="T14">. Но, опять-таки, сначала было важно сделать, чтоб работало, дальше будем улучшать и рефакторить </text:span><text:span text:style-name="T15">(возможно, каждый у себя и по-своему, но не суть)</text:span><text:span text:style-name="T14">. В каталоге, например, можно было бы не делать динамический рендеринг каждой карточки, а </text:span><text:span text:style-name="T6">импортировать компонент карточки</text:span><text:span text:style-name="T14">, который уже был нарисован для главной страницы. Сократится время на загрузку, и код на некоторое количество строчек.</text:span></text:p>
      <text:p text:style-name="P13">Некоторые методы и <text:span text:style-name="T2">функции повторяются с незначительными изменениями</text:span> — вынесла бы их в отдельный файл и экспортировала по мере надобности. </text:p>
      <text:p text:style-name="P12">Это в процессе, чтобы положить проект в портфолио, <text:span text:style-name="T17">думаю, каждый из нас что-то в нем </text:span><text:span text:style-name="T3">будет еще доделывать</text:span><text:span text:style-name="T17">. </text:span></text:p>
      <text:p text:style-name="P12"><text:span text:style-name="T28">В разговоре о будущем </text:span><text:span text:style-name="T7">рефакторинг</text:span><text:span text:style-name="T28"> отметили все)</text:span></text:p>
      <text:p text:style-name="P56">Доделать нереализованные или частично реализованные функции, предусмотреть все случаи некорректной работы приложения (основываясь на отзывах с кросс-чеков) и др. Где-то доработать дизайн.</text:p>
      <text:p text:style-name="P56"/>
      <text:p text:style-name="P58">СЛАЙД 13 резюме </text:p>
      <text:p text:style-name="P56">Процесс был классным. Конечно, можно было бы такое пилить и в одного, но работа в коменде — отдельный скилл и классно, что он есть. Плюс — количество разных возможных технологий коллективно проще и разные взгляды на какие-то задачи и решения.</text:p>
      <text:p text:style-name="P52">Вообще, думаю, коллеги меня поддержали бы во мнении что в RSS приходит ощущение что теперь я разберусь с чем угодно, <text:span text:style-name="T28">это, наверное, самое главное для не очень уверенного в себе пре-джуна</text:span>!</text:p>
      <text:p text:style-name="P52"/>
      <text:p text:style-name="P57">Спасибо за внимание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05:09.811804345</meta:creation-date>
    <dc:date>2023-09-19T17:50:21.913497900</dc:date>
    <meta:editing-duration>PT1H34M5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5" meta:paragraph-count="104" meta:word-count="1642" meta:character-count="10589" meta:non-whitespace-character-count="8986"/>
  </office:meta>
</office:document-meta>
</file>